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fo:color="#323232" style:font-name="Arial" fo:language="en" fo:country="US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6">ПОВЕРКИ</text:span></text:p>
      <text:h text:style-name="P30" text:outline-level="1"><text:span text:style-name="T28">дозиметра рентгеновского излучения ДКР</text:span><text:span text:style-name="T30">-$type</text:span></text:h>
      <text:p text:style-name="P4"/>
      <text:p text:style-name="P29"><text:span text:style-name="T8">№ </text:span><text:span text:style-name="T10"><text:s/></text:span><text:span text:style-name="T32">$</text:span><text:span text:style-name="T33">allSerial </text:span></text:p>
      <text:p text:style-name="P28"><text:span text:style-name="T20">принадлежащего<text:tab/></text:span><text:span text:style-name="T21"><text:tab/></text:span></text:p>
      <text:p text:style-name="P11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мкЗв/ч, <text:s/>согласно методике, изложенной в </text:span><text:span text:style-name="T36">МРБ МП.1446-2005</text:span></text:p>
      <text:p text:style-name="P23"><text:span text:style-name="T6">1. С</text:span>редства <text:span text:style-name="T6">поверки</text:span></text:p>
      <text:p text:style-name="P15">а)<text:tab/>Эталонные средства измерений:</text:p>
      <text:p text:style-name="P10">- <text:span text:style-name="T1">$facility_110</text:span>;</text:p>
      <text:p text:style-name="P14"/>
      <text:p text:style-name="P24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3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5"><text:span text:style-name="T6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Р- </text:span><text:span text:style-name="T31">$type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14">1</text:span></text:p>
          </table:table-cell>
          <table:table-cell table:style-name="t1.D3" office:value-type="string">
            <text:p text:style-name="P25"><text:span text:style-name="T2">H</text:span><text:span text:style-name="T14">2</text:span></text:p>
          </table:table-cell>
          <table:table-cell table:style-name="t1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9">H</text:span><text:span text:style-name="T14">1</text:span></text:p>
          </table:table-cell>
          <table:table-cell table:style-name="t2.D3" office:value-type="string">
            <text:p text:style-name="P25"><text:span text:style-name="T2">H</text:span><text:span text:style-name="T14">2</text:span></text:p>
          </table:table-cell>
          <table:table-cell table:style-name="t2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1">0,07</text:span> мкЗв/ч</text:p>
          </table:table-cell>
          <table:table-cell table:style-name="t2.D3" office:value-type="string">
            <text:p text:style-name="P8">$2-30</text:p>
          </table:table-cell>
          <table:table-cell table:style-name="t2.D3" office:value-type="string">
            <text:p text:style-name="P8">$2-40</text:p>
          </table:table-cell>
          <table:table-cell table:style-name="t2.D3" office:value-type="string">
            <text:p text:style-name="P8">$2-50</text:p>
          </table:table-cell>
          <table:table-cell table:style-name="t2.D3" office:value-type="string">
            <text:p text:style-name="P8">$2-60</text:p>
          </table:table-cell>
          <table:table-cell table:style-name="t2.D3" office:value-type="string">
            <text:p text:style-name="P8">$2-70</text:p>
          </table:table-cell>
          <table:table-cell table:style-name="t2.D3" office:value-type="string">
            <text:p text:style-name="P8">$2-80</text:p>
          </table:table-cell>
          <table:table-cell table:style-name="t2.D3" office:value-type="string">
            <text:p text:style-name="P8">$2-00</text:p>
          </table:table-cell>
          <table:table-cell table:style-name="t2.D3" office:value-type="string">
            <text:p text:style-name="P8">$2-10</text:p>
          </table:table-cell>
          <table:table-cell table:style-name="t2.D3" office:value-type="string">
            <text:p text:style-name="P8">$2-20</text:p>
          </table:table-cell>
          <table:table-cell table:style-name="t2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8">$2-31</text:p>
          </table:table-cell>
          <table:table-cell table:style-name="t2.D3" office:value-type="string">
            <text:p text:style-name="P8">$2-41</text:p>
          </table:table-cell>
          <table:table-cell table:style-name="t2.D3" office:value-type="string">
            <text:p text:style-name="P8">$2-51</text:p>
          </table:table-cell>
          <table:table-cell table:style-name="t2.D3" office:value-type="string">
            <text:p text:style-name="P8">$2-61</text:p>
          </table:table-cell>
          <table:table-cell table:style-name="t2.D3" office:value-type="string">
            <text:p text:style-name="P8">$2-71</text:p>
          </table:table-cell>
          <table:table-cell table:style-name="t2.D3" office:value-type="string">
            <text:p text:style-name="P8">$2-81</text:p>
          </table:table-cell>
          <table:table-cell table:style-name="t2.D3" office:value-type="string">
            <text:p text:style-name="P8">$2-01</text:p>
          </table:table-cell>
          <table:table-cell table:style-name="t2.D3" office:value-type="string">
            <text:p text:style-name="P8">$2-11</text:p>
          </table:table-cell>
          <table:table-cell table:style-name="t2.D3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8">$2-32</text:p>
          </table:table-cell>
          <table:table-cell table:style-name="t2.D3" office:value-type="string">
            <text:p text:style-name="P8">$2-42</text:p>
          </table:table-cell>
          <table:table-cell table:style-name="t2.D3" office:value-type="string">
            <text:p text:style-name="P8">$2-52</text:p>
          </table:table-cell>
          <table:table-cell table:style-name="t2.D3" office:value-type="string">
            <text:p text:style-name="P8">$2-62</text:p>
          </table:table-cell>
          <table:table-cell table:style-name="t2.D3" office:value-type="string">
            <text:p text:style-name="P8">$2-72</text:p>
          </table:table-cell>
          <table:table-cell table:style-name="t2.D3" office:value-type="string">
            <text:p text:style-name="P8">$2-82</text:p>
          </table:table-cell>
          <table:table-cell table:style-name="t2.D3" office:value-type="string">
            <text:p text:style-name="P8">$2-02</text:p>
          </table:table-cell>
          <table:table-cell table:style-name="t2.D3" office:value-type="string">
            <text:p text:style-name="P8">$2-12</text:p>
          </table:table-cell>
          <table:table-cell table:style-name="t2.D3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70 мк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9">H</text:span><text:span text:style-name="T14">1</text:span></text:p>
          </table:table-cell>
          <table:table-cell table:style-name="t3.D3" office:value-type="string">
            <text:p text:style-name="P25"><text:span text:style-name="T2">H</text:span><text:span text:style-name="T14">2</text:span></text:p>
          </table:table-cell>
          <table:table-cell table:style-name="t3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1">0,07</text:span> мкЗв/ч</text:p>
          </table:table-cell>
          <table:table-cell table:style-name="t3.D3" office:value-type="string">
            <text:p text:style-name="P8">$3-30</text:p>
          </table:table-cell>
          <table:table-cell table:style-name="t3.D3" office:value-type="string">
            <text:p text:style-name="P8">$3-40</text:p>
          </table:table-cell>
          <table:table-cell table:style-name="t3.D3" office:value-type="string">
            <text:p text:style-name="P8">$3-50</text:p>
          </table:table-cell>
          <table:table-cell table:style-name="t3.D3" office:value-type="string">
            <text:p text:style-name="P8">$3-60</text:p>
          </table:table-cell>
          <table:table-cell table:style-name="t3.D3" office:value-type="string">
            <text:p text:style-name="P8">$3-70</text:p>
          </table:table-cell>
          <table:table-cell table:style-name="t3.D3" office:value-type="string">
            <text:p text:style-name="P8">$3-80</text:p>
          </table:table-cell>
          <table:table-cell table:style-name="t3.D3" office:value-type="string">
            <text:p text:style-name="P8">$3-00</text:p>
          </table:table-cell>
          <table:table-cell table:style-name="t3.D3" office:value-type="string">
            <text:p text:style-name="P8">$3-10</text:p>
          </table:table-cell>
          <table:table-cell table:style-name="t3.D3" office:value-type="string">
            <text:p text:style-name="P8">$3-20</text:p>
          </table:table-cell>
          <table:table-cell table:style-name="t3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8">$3-31</text:p>
          </table:table-cell>
          <table:table-cell table:style-name="t3.D3" office:value-type="string">
            <text:p text:style-name="P8">$3-41</text:p>
          </table:table-cell>
          <table:table-cell table:style-name="t3.D3" office:value-type="string">
            <text:p text:style-name="P8">$3-51</text:p>
          </table:table-cell>
          <table:table-cell table:style-name="t3.D3" office:value-type="string">
            <text:p text:style-name="P8">$3-61</text:p>
          </table:table-cell>
          <table:table-cell table:style-name="t3.D3" office:value-type="string">
            <text:p text:style-name="P8">$3-71</text:p>
          </table:table-cell>
          <table:table-cell table:style-name="t3.D3" office:value-type="string">
            <text:p text:style-name="P8">$3-81</text:p>
          </table:table-cell>
          <table:table-cell table:style-name="t3.D3" office:value-type="string">
            <text:p text:style-name="P8">$3-01</text:p>
          </table:table-cell>
          <table:table-cell table:style-name="t3.D3" office:value-type="string">
            <text:p text:style-name="P8">$3-11</text:p>
          </table:table-cell>
          <table:table-cell table:style-name="t3.D3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8">$3-32</text:p>
          </table:table-cell>
          <table:table-cell table:style-name="t3.D3" office:value-type="string">
            <text:p text:style-name="P8">$3-42</text:p>
          </table:table-cell>
          <table:table-cell table:style-name="t3.D3" office:value-type="string">
            <text:p text:style-name="P8">$3-52</text:p>
          </table:table-cell>
          <table:table-cell table:style-name="t3.D3" office:value-type="string">
            <text:p text:style-name="P8">$3-62</text:p>
          </table:table-cell>
          <table:table-cell table:style-name="t3.D3" office:value-type="string">
            <text:p text:style-name="P8">$3-72</text:p>
          </table:table-cell>
          <table:table-cell table:style-name="t3.D3" office:value-type="string">
            <text:p text:style-name="P8">$3-82</text:p>
          </table:table-cell>
          <table:table-cell table:style-name="t3.D3" office:value-type="string">
            <text:p text:style-name="P8">$3-02</text:p>
          </table:table-cell>
          <table:table-cell table:style-name="t3.D3" office:value-type="string">
            <text:p text:style-name="P8">$3-12</text:p>
          </table:table-cell>
          <table:table-cell table:style-name="t3.D3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70 мк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9">H</text:span><text:span text:style-name="T14">1</text:span></text:p>
          </table:table-cell>
          <table:table-cell table:style-name="t4.D3" office:value-type="string">
            <text:p text:style-name="P25"><text:span text:style-name="T2">H</text:span><text:span text:style-name="T14">2</text:span></text:p>
          </table:table-cell>
          <table:table-cell table:style-name="t4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1">0,07</text:span> мкЗв/ч</text:p>
          </table:table-cell>
          <table:table-cell table:style-name="t4.D3" office:value-type="string">
            <text:p text:style-name="P8">$4-30</text:p>
          </table:table-cell>
          <table:table-cell table:style-name="t4.D3" office:value-type="string">
            <text:p text:style-name="P8">$4-40</text:p>
          </table:table-cell>
          <table:table-cell table:style-name="t4.D3" office:value-type="string">
            <text:p text:style-name="P8">$4-50</text:p>
          </table:table-cell>
          <table:table-cell table:style-name="t4.D3" office:value-type="string">
            <text:p text:style-name="P8">$4-60</text:p>
          </table:table-cell>
          <table:table-cell table:style-name="t4.D3" office:value-type="string">
            <text:p text:style-name="P8">$4-70</text:p>
          </table:table-cell>
          <table:table-cell table:style-name="t4.D3" office:value-type="string">
            <text:p text:style-name="P8">$4-80</text:p>
          </table:table-cell>
          <table:table-cell table:style-name="t4.D3" office:value-type="string">
            <text:p text:style-name="P8">$4-00</text:p>
          </table:table-cell>
          <table:table-cell table:style-name="t4.D3" office:value-type="string">
            <text:p text:style-name="P8">$4-10</text:p>
          </table:table-cell>
          <table:table-cell table:style-name="t4.D3" office:value-type="string">
            <text:p text:style-name="P8">$4-20</text:p>
          </table:table-cell>
          <table:table-cell table:style-name="t4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8">$4-31</text:p>
          </table:table-cell>
          <table:table-cell table:style-name="t4.D3" office:value-type="string">
            <text:p text:style-name="P8">$4-41</text:p>
          </table:table-cell>
          <table:table-cell table:style-name="t4.D3" office:value-type="string">
            <text:p text:style-name="P8">$4-51</text:p>
          </table:table-cell>
          <table:table-cell table:style-name="t4.D3" office:value-type="string">
            <text:p text:style-name="P8">$4-61</text:p>
          </table:table-cell>
          <table:table-cell table:style-name="t4.D3" office:value-type="string">
            <text:p text:style-name="P8">$4-71</text:p>
          </table:table-cell>
          <table:table-cell table:style-name="t4.D3" office:value-type="string">
            <text:p text:style-name="P8">$4-81</text:p>
          </table:table-cell>
          <table:table-cell table:style-name="t4.D3" office:value-type="string">
            <text:p text:style-name="P8">$4-01</text:p>
          </table:table-cell>
          <table:table-cell table:style-name="t4.D3" office:value-type="string">
            <text:p text:style-name="P8">$4-11</text:p>
          </table:table-cell>
          <table:table-cell table:style-name="t4.D3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8">$4-32</text:p>
          </table:table-cell>
          <table:table-cell table:style-name="t4.D3" office:value-type="string">
            <text:p text:style-name="P8">$4-42</text:p>
          </table:table-cell>
          <table:table-cell table:style-name="t4.D3" office:value-type="string">
            <text:p text:style-name="P8">$4-52</text:p>
          </table:table-cell>
          <table:table-cell table:style-name="t4.D3" office:value-type="string">
            <text:p text:style-name="P8">$4-62</text:p>
          </table:table-cell>
          <table:table-cell table:style-name="t4.D3" office:value-type="string">
            <text:p text:style-name="P8">$4-72</text:p>
          </table:table-cell>
          <table:table-cell table:style-name="t4.D3" office:value-type="string">
            <text:p text:style-name="P8">$4-82</text:p>
          </table:table-cell>
          <table:table-cell table:style-name="t4.D3" office:value-type="string">
            <text:p text:style-name="P8">$4-02</text:p>
          </table:table-cell>
          <table:table-cell table:style-name="t4.D3" office:value-type="string">
            <text:p text:style-name="P8">$4-12</text:p>
          </table:table-cell>
          <table:table-cell table:style-name="t4.D3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70 мк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9">H</text:span><text:span text:style-name="T14">1</text:span></text:p>
          </table:table-cell>
          <table:table-cell table:style-name="t5.D3" office:value-type="string">
            <text:p text:style-name="P25"><text:span text:style-name="T2">H</text:span><text:span text:style-name="T14">2</text:span></text:p>
          </table:table-cell>
          <table:table-cell table:style-name="t5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1">0,07</text:span> мкЗв/ч</text:p>
          </table:table-cell>
          <table:table-cell table:style-name="t5.D3" office:value-type="string">
            <text:p text:style-name="P8">$5-30</text:p>
          </table:table-cell>
          <table:table-cell table:style-name="t5.D3" office:value-type="string">
            <text:p text:style-name="P8">$5-40</text:p>
          </table:table-cell>
          <table:table-cell table:style-name="t5.D3" office:value-type="string">
            <text:p text:style-name="P8">$5-50</text:p>
          </table:table-cell>
          <table:table-cell table:style-name="t5.D3" office:value-type="string">
            <text:p text:style-name="P8">$5-60</text:p>
          </table:table-cell>
          <table:table-cell table:style-name="t5.D3" office:value-type="string">
            <text:p text:style-name="P8">$5-70</text:p>
          </table:table-cell>
          <table:table-cell table:style-name="t5.D3" office:value-type="string">
            <text:p text:style-name="P8">$5-80</text:p>
          </table:table-cell>
          <table:table-cell table:style-name="t5.D3" office:value-type="string">
            <text:p text:style-name="P8">$5-00</text:p>
          </table:table-cell>
          <table:table-cell table:style-name="t5.D3" office:value-type="string">
            <text:p text:style-name="P8">$5-10</text:p>
          </table:table-cell>
          <table:table-cell table:style-name="t5.D3" office:value-type="string">
            <text:p text:style-name="P8">$5-20</text:p>
          </table:table-cell>
          <table:table-cell table:style-name="t5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8">$5-31</text:p>
          </table:table-cell>
          <table:table-cell table:style-name="t5.D3" office:value-type="string">
            <text:p text:style-name="P8">$5-41</text:p>
          </table:table-cell>
          <table:table-cell table:style-name="t5.D3" office:value-type="string">
            <text:p text:style-name="P8">$5-51</text:p>
          </table:table-cell>
          <table:table-cell table:style-name="t5.D3" office:value-type="string">
            <text:p text:style-name="P8">$5-61</text:p>
          </table:table-cell>
          <table:table-cell table:style-name="t5.D3" office:value-type="string">
            <text:p text:style-name="P8">$5-71</text:p>
          </table:table-cell>
          <table:table-cell table:style-name="t5.D3" office:value-type="string">
            <text:p text:style-name="P8">$5-81</text:p>
          </table:table-cell>
          <table:table-cell table:style-name="t5.D3" office:value-type="string">
            <text:p text:style-name="P8">$5-01</text:p>
          </table:table-cell>
          <table:table-cell table:style-name="t5.D3" office:value-type="string">
            <text:p text:style-name="P8">$5-11</text:p>
          </table:table-cell>
          <table:table-cell table:style-name="t5.D3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8">$5-32</text:p>
          </table:table-cell>
          <table:table-cell table:style-name="t5.D3" office:value-type="string">
            <text:p text:style-name="P8">$5-42</text:p>
          </table:table-cell>
          <table:table-cell table:style-name="t5.D3" office:value-type="string">
            <text:p text:style-name="P8">$5-52</text:p>
          </table:table-cell>
          <table:table-cell table:style-name="t5.D3" office:value-type="string">
            <text:p text:style-name="P8">$5-62</text:p>
          </table:table-cell>
          <table:table-cell table:style-name="t5.D3" office:value-type="string">
            <text:p text:style-name="P8">$5-72</text:p>
          </table:table-cell>
          <table:table-cell table:style-name="t5.D3" office:value-type="string">
            <text:p text:style-name="P8">$5-82</text:p>
          </table:table-cell>
          <table:table-cell table:style-name="t5.D3" office:value-type="string">
            <text:p text:style-name="P8">$5-02</text:p>
          </table:table-cell>
          <table:table-cell table:style-name="t5.D3" office:value-type="string">
            <text:p text:style-name="P8">$5-12</text:p>
          </table:table-cell>
          <table:table-cell table:style-name="t5.D3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70 мк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9">H</text:span><text:span text:style-name="T14">1</text:span></text:p>
          </table:table-cell>
          <table:table-cell table:style-name="t6.D3" office:value-type="string">
            <text:p text:style-name="P25"><text:span text:style-name="T2">H</text:span><text:span text:style-name="T14">2</text:span></text:p>
          </table:table-cell>
          <table:table-cell table:style-name="t6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1">0,07</text:span> мкЗв/ч</text:p>
          </table:table-cell>
          <table:table-cell table:style-name="t6.D3" office:value-type="string">
            <text:p text:style-name="P8">$6-30</text:p>
          </table:table-cell>
          <table:table-cell table:style-name="t6.D3" office:value-type="string">
            <text:p text:style-name="P8">$6-40</text:p>
          </table:table-cell>
          <table:table-cell table:style-name="t6.D3" office:value-type="string">
            <text:p text:style-name="P8">$6-50</text:p>
          </table:table-cell>
          <table:table-cell table:style-name="t6.D3" office:value-type="string">
            <text:p text:style-name="P8">$6-60</text:p>
          </table:table-cell>
          <table:table-cell table:style-name="t6.D3" office:value-type="string">
            <text:p text:style-name="P8">$6-70</text:p>
          </table:table-cell>
          <table:table-cell table:style-name="t6.D3" office:value-type="string">
            <text:p text:style-name="P8">$6-80</text:p>
          </table:table-cell>
          <table:table-cell table:style-name="t6.D3" office:value-type="string">
            <text:p text:style-name="P8">$6-00</text:p>
          </table:table-cell>
          <table:table-cell table:style-name="t6.D3" office:value-type="string">
            <text:p text:style-name="P8">$6-10</text:p>
          </table:table-cell>
          <table:table-cell table:style-name="t6.D3" office:value-type="string">
            <text:p text:style-name="P8">$6-20</text:p>
          </table:table-cell>
          <table:table-cell table:style-name="t6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8">$6-31</text:p>
          </table:table-cell>
          <table:table-cell table:style-name="t6.D3" office:value-type="string">
            <text:p text:style-name="P8">$6-41</text:p>
          </table:table-cell>
          <table:table-cell table:style-name="t6.D3" office:value-type="string">
            <text:p text:style-name="P8">$6-51</text:p>
          </table:table-cell>
          <table:table-cell table:style-name="t6.D3" office:value-type="string">
            <text:p text:style-name="P8">$6-61</text:p>
          </table:table-cell>
          <table:table-cell table:style-name="t6.D3" office:value-type="string">
            <text:p text:style-name="P8">$6-71</text:p>
          </table:table-cell>
          <table:table-cell table:style-name="t6.D3" office:value-type="string">
            <text:p text:style-name="P8">$6-81</text:p>
          </table:table-cell>
          <table:table-cell table:style-name="t6.D3" office:value-type="string">
            <text:p text:style-name="P8">$6-01</text:p>
          </table:table-cell>
          <table:table-cell table:style-name="t6.D3" office:value-type="string">
            <text:p text:style-name="P8">$6-11</text:p>
          </table:table-cell>
          <table:table-cell table:style-name="t6.D3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8">$6-32</text:p>
          </table:table-cell>
          <table:table-cell table:style-name="t6.D3" office:value-type="string">
            <text:p text:style-name="P8">$6-42</text:p>
          </table:table-cell>
          <table:table-cell table:style-name="t6.D3" office:value-type="string">
            <text:p text:style-name="P8">$6-52</text:p>
          </table:table-cell>
          <table:table-cell table:style-name="t6.D3" office:value-type="string">
            <text:p text:style-name="P8">$6-62</text:p>
          </table:table-cell>
          <table:table-cell table:style-name="t6.D3" office:value-type="string">
            <text:p text:style-name="P8">$6-72</text:p>
          </table:table-cell>
          <table:table-cell table:style-name="t6.D3" office:value-type="string">
            <text:p text:style-name="P8">$6-82</text:p>
          </table:table-cell>
          <table:table-cell table:style-name="t6.D3" office:value-type="string">
            <text:p text:style-name="P8">$6-02</text:p>
          </table:table-cell>
          <table:table-cell table:style-name="t6.D3" office:value-type="string">
            <text:p text:style-name="P8">$6-12</text:p>
          </table:table-cell>
          <table:table-cell table:style-name="t6.D3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70 мк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9">H</text:span><text:span text:style-name="T14">1</text:span></text:p>
          </table:table-cell>
          <table:table-cell table:style-name="t7.D3" office:value-type="string">
            <text:p text:style-name="P25"><text:span text:style-name="T2">H</text:span><text:span text:style-name="T14">2</text:span></text:p>
          </table:table-cell>
          <table:table-cell table:style-name="t7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1">0,07</text:span> мкЗв/ч</text:p>
          </table:table-cell>
          <table:table-cell table:style-name="t7.D3" office:value-type="string">
            <text:p text:style-name="P8">$7-30</text:p>
          </table:table-cell>
          <table:table-cell table:style-name="t7.D3" office:value-type="string">
            <text:p text:style-name="P8">$7-40</text:p>
          </table:table-cell>
          <table:table-cell table:style-name="t7.D3" office:value-type="string">
            <text:p text:style-name="P8">$7-50</text:p>
          </table:table-cell>
          <table:table-cell table:style-name="t7.D3" office:value-type="string">
            <text:p text:style-name="P8">$7-60</text:p>
          </table:table-cell>
          <table:table-cell table:style-name="t7.D3" office:value-type="string">
            <text:p text:style-name="P8">$7-70</text:p>
          </table:table-cell>
          <table:table-cell table:style-name="t7.D3" office:value-type="string">
            <text:p text:style-name="P8">$7-80</text:p>
          </table:table-cell>
          <table:table-cell table:style-name="t7.D3" office:value-type="string">
            <text:p text:style-name="P8">$7-00</text:p>
          </table:table-cell>
          <table:table-cell table:style-name="t7.D3" office:value-type="string">
            <text:p text:style-name="P8">$7-10</text:p>
          </table:table-cell>
          <table:table-cell table:style-name="t7.D3" office:value-type="string">
            <text:p text:style-name="P8">$7-20</text:p>
          </table:table-cell>
          <table:table-cell table:style-name="t7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8">$7-31</text:p>
          </table:table-cell>
          <table:table-cell table:style-name="t7.D3" office:value-type="string">
            <text:p text:style-name="P8">$7-41</text:p>
          </table:table-cell>
          <table:table-cell table:style-name="t7.D3" office:value-type="string">
            <text:p text:style-name="P8">$7-51</text:p>
          </table:table-cell>
          <table:table-cell table:style-name="t7.D3" office:value-type="string">
            <text:p text:style-name="P8">$7-61</text:p>
          </table:table-cell>
          <table:table-cell table:style-name="t7.D3" office:value-type="string">
            <text:p text:style-name="P8">$7-71</text:p>
          </table:table-cell>
          <table:table-cell table:style-name="t7.D3" office:value-type="string">
            <text:p text:style-name="P8">$7-81</text:p>
          </table:table-cell>
          <table:table-cell table:style-name="t7.D3" office:value-type="string">
            <text:p text:style-name="P8">$7-01</text:p>
          </table:table-cell>
          <table:table-cell table:style-name="t7.D3" office:value-type="string">
            <text:p text:style-name="P8">$7-11</text:p>
          </table:table-cell>
          <table:table-cell table:style-name="t7.D3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8">$7-32</text:p>
          </table:table-cell>
          <table:table-cell table:style-name="t7.D3" office:value-type="string">
            <text:p text:style-name="P8">$7-42</text:p>
          </table:table-cell>
          <table:table-cell table:style-name="t7.D3" office:value-type="string">
            <text:p text:style-name="P8">$7-52</text:p>
          </table:table-cell>
          <table:table-cell table:style-name="t7.D3" office:value-type="string">
            <text:p text:style-name="P8">$7-62</text:p>
          </table:table-cell>
          <table:table-cell table:style-name="t7.D3" office:value-type="string">
            <text:p text:style-name="P8">$7-72</text:p>
          </table:table-cell>
          <table:table-cell table:style-name="t7.D3" office:value-type="string">
            <text:p text:style-name="P8">$7-82</text:p>
          </table:table-cell>
          <table:table-cell table:style-name="t7.D3" office:value-type="string">
            <text:p text:style-name="P8">$7-02</text:p>
          </table:table-cell>
          <table:table-cell table:style-name="t7.D3" office:value-type="string">
            <text:p text:style-name="P8">$7-12</text:p>
          </table:table-cell>
          <table:table-cell table:style-name="t7.D3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70 мк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9">H</text:span><text:span text:style-name="T14">1</text:span></text:p>
          </table:table-cell>
          <table:table-cell table:style-name="t8.D3" office:value-type="string">
            <text:p text:style-name="P25"><text:span text:style-name="T2">H</text:span><text:span text:style-name="T14">2</text:span></text:p>
          </table:table-cell>
          <table:table-cell table:style-name="t8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1">0,07</text:span> мкЗв/ч</text:p>
          </table:table-cell>
          <table:table-cell table:style-name="t8.D3" office:value-type="string">
            <text:p text:style-name="P8">$8-30</text:p>
          </table:table-cell>
          <table:table-cell table:style-name="t8.D3" office:value-type="string">
            <text:p text:style-name="P8">$8-40</text:p>
          </table:table-cell>
          <table:table-cell table:style-name="t8.D3" office:value-type="string">
            <text:p text:style-name="P8">$8-50</text:p>
          </table:table-cell>
          <table:table-cell table:style-name="t8.D3" office:value-type="string">
            <text:p text:style-name="P8">$8-60</text:p>
          </table:table-cell>
          <table:table-cell table:style-name="t8.D3" office:value-type="string">
            <text:p text:style-name="P8">$8-70</text:p>
          </table:table-cell>
          <table:table-cell table:style-name="t8.D3" office:value-type="string">
            <text:p text:style-name="P8">$8-80</text:p>
          </table:table-cell>
          <table:table-cell table:style-name="t8.D3" office:value-type="string">
            <text:p text:style-name="P8">$8-00</text:p>
          </table:table-cell>
          <table:table-cell table:style-name="t8.D3" office:value-type="string">
            <text:p text:style-name="P8">$8-10</text:p>
          </table:table-cell>
          <table:table-cell table:style-name="t8.D3" office:value-type="string">
            <text:p text:style-name="P8">$8-20</text:p>
          </table:table-cell>
          <table:table-cell table:style-name="t8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8">$8-31</text:p>
          </table:table-cell>
          <table:table-cell table:style-name="t8.D3" office:value-type="string">
            <text:p text:style-name="P8">$8-41</text:p>
          </table:table-cell>
          <table:table-cell table:style-name="t8.D3" office:value-type="string">
            <text:p text:style-name="P8">$8-51</text:p>
          </table:table-cell>
          <table:table-cell table:style-name="t8.D3" office:value-type="string">
            <text:p text:style-name="P8">$8-61</text:p>
          </table:table-cell>
          <table:table-cell table:style-name="t8.D3" office:value-type="string">
            <text:p text:style-name="P8">$8-71</text:p>
          </table:table-cell>
          <table:table-cell table:style-name="t8.D3" office:value-type="string">
            <text:p text:style-name="P8">$8-81</text:p>
          </table:table-cell>
          <table:table-cell table:style-name="t8.D3" office:value-type="string">
            <text:p text:style-name="P8">$8-01</text:p>
          </table:table-cell>
          <table:table-cell table:style-name="t8.D3" office:value-type="string">
            <text:p text:style-name="P8">$8-11</text:p>
          </table:table-cell>
          <table:table-cell table:style-name="t8.D3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8">$8-32</text:p>
          </table:table-cell>
          <table:table-cell table:style-name="t8.D3" office:value-type="string">
            <text:p text:style-name="P8">$8-42</text:p>
          </table:table-cell>
          <table:table-cell table:style-name="t8.D3" office:value-type="string">
            <text:p text:style-name="P8">$8-52</text:p>
          </table:table-cell>
          <table:table-cell table:style-name="t8.D3" office:value-type="string">
            <text:p text:style-name="P8">$8-62</text:p>
          </table:table-cell>
          <table:table-cell table:style-name="t8.D3" office:value-type="string">
            <text:p text:style-name="P8">$8-72</text:p>
          </table:table-cell>
          <table:table-cell table:style-name="t8.D3" office:value-type="string">
            <text:p text:style-name="P8">$8-82</text:p>
          </table:table-cell>
          <table:table-cell table:style-name="t8.D3" office:value-type="string">
            <text:p text:style-name="P8">$8-02</text:p>
          </table:table-cell>
          <table:table-cell table:style-name="t8.D3" office:value-type="string">
            <text:p text:style-name="P8">$8-12</text:p>
          </table:table-cell>
          <table:table-cell table:style-name="t8.D3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70 мк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9">H</text:span><text:span text:style-name="T14">1</text:span></text:p>
          </table:table-cell>
          <table:table-cell table:style-name="t9.D3" office:value-type="string">
            <text:p text:style-name="P25"><text:span text:style-name="T2">H</text:span><text:span text:style-name="T14">2</text:span></text:p>
          </table:table-cell>
          <table:table-cell table:style-name="t9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1">0,07</text:span> мкЗв/ч</text:p>
          </table:table-cell>
          <table:table-cell table:style-name="t9.D3" office:value-type="string">
            <text:p text:style-name="P8">$9-30</text:p>
          </table:table-cell>
          <table:table-cell table:style-name="t9.D3" office:value-type="string">
            <text:p text:style-name="P8">$9-40</text:p>
          </table:table-cell>
          <table:table-cell table:style-name="t9.D3" office:value-type="string">
            <text:p text:style-name="P8">$9-50</text:p>
          </table:table-cell>
          <table:table-cell table:style-name="t9.D3" office:value-type="string">
            <text:p text:style-name="P8">$9-60</text:p>
          </table:table-cell>
          <table:table-cell table:style-name="t9.D3" office:value-type="string">
            <text:p text:style-name="P8">$9-70</text:p>
          </table:table-cell>
          <table:table-cell table:style-name="t9.D3" office:value-type="string">
            <text:p text:style-name="P8">$9-80</text:p>
          </table:table-cell>
          <table:table-cell table:style-name="t9.D3" office:value-type="string">
            <text:p text:style-name="P8">$9-00</text:p>
          </table:table-cell>
          <table:table-cell table:style-name="t9.D3" office:value-type="string">
            <text:p text:style-name="P8">$9-10</text:p>
          </table:table-cell>
          <table:table-cell table:style-name="t9.D3" office:value-type="string">
            <text:p text:style-name="P8">$9-20</text:p>
          </table:table-cell>
          <table:table-cell table:style-name="t9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8">$9-31</text:p>
          </table:table-cell>
          <table:table-cell table:style-name="t9.D3" office:value-type="string">
            <text:p text:style-name="P8">$9-41</text:p>
          </table:table-cell>
          <table:table-cell table:style-name="t9.D3" office:value-type="string">
            <text:p text:style-name="P8">$9-51</text:p>
          </table:table-cell>
          <table:table-cell table:style-name="t9.D3" office:value-type="string">
            <text:p text:style-name="P8">$9-61</text:p>
          </table:table-cell>
          <table:table-cell table:style-name="t9.D3" office:value-type="string">
            <text:p text:style-name="P8">$9-71</text:p>
          </table:table-cell>
          <table:table-cell table:style-name="t9.D3" office:value-type="string">
            <text:p text:style-name="P8">$9-81</text:p>
          </table:table-cell>
          <table:table-cell table:style-name="t9.D3" office:value-type="string">
            <text:p text:style-name="P8">$9-01</text:p>
          </table:table-cell>
          <table:table-cell table:style-name="t9.D3" office:value-type="string">
            <text:p text:style-name="P8">$9-11</text:p>
          </table:table-cell>
          <table:table-cell table:style-name="t9.D3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8">$9-32</text:p>
          </table:table-cell>
          <table:table-cell table:style-name="t9.D3" office:value-type="string">
            <text:p text:style-name="P8">$9-42</text:p>
          </table:table-cell>
          <table:table-cell table:style-name="t9.D3" office:value-type="string">
            <text:p text:style-name="P8">$9-52</text:p>
          </table:table-cell>
          <table:table-cell table:style-name="t9.D3" office:value-type="string">
            <text:p text:style-name="P8">$9-62</text:p>
          </table:table-cell>
          <table:table-cell table:style-name="t9.D3" office:value-type="string">
            <text:p text:style-name="P8">$9-72</text:p>
          </table:table-cell>
          <table:table-cell table:style-name="t9.D3" office:value-type="string">
            <text:p text:style-name="P8">$9-82</text:p>
          </table:table-cell>
          <table:table-cell table:style-name="t9.D3" office:value-type="string">
            <text:p text:style-name="P8">$9-02</text:p>
          </table:table-cell>
          <table:table-cell table:style-name="t9.D3" office:value-type="string">
            <text:p text:style-name="P8">$9-12</text:p>
          </table:table-cell>
          <table:table-cell table:style-name="t9.D3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70 мк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5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9">H</text:span><text:span text:style-name="T14">1</text:span></text:p>
          </table:table-cell>
          <table:table-cell table:style-name="t10.D3" office:value-type="string">
            <text:p text:style-name="P25"><text:span text:style-name="T2">H</text:span><text:span text:style-name="T14">2</text:span></text:p>
          </table:table-cell>
          <table:table-cell table:style-name="t10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1">0,07</text:span> мкЗв/ч</text:p>
          </table:table-cell>
          <table:table-cell table:style-name="t10.D3" office:value-type="string">
            <text:p text:style-name="P8">$10-30</text:p>
          </table:table-cell>
          <table:table-cell table:style-name="t10.D3" office:value-type="string">
            <text:p text:style-name="P8">$10-40</text:p>
          </table:table-cell>
          <table:table-cell table:style-name="t10.D3" office:value-type="string">
            <text:p text:style-name="P8">$10-50</text:p>
          </table:table-cell>
          <table:table-cell table:style-name="t10.D3" office:value-type="string">
            <text:p text:style-name="P8">$10-60</text:p>
          </table:table-cell>
          <table:table-cell table:style-name="t10.D3" office:value-type="string">
            <text:p text:style-name="P8">$10-70</text:p>
          </table:table-cell>
          <table:table-cell table:style-name="t10.D3" office:value-type="string">
            <text:p text:style-name="P8">$10-80</text:p>
          </table:table-cell>
          <table:table-cell table:style-name="t10.D3" office:value-type="string">
            <text:p text:style-name="P8">$10-00</text:p>
          </table:table-cell>
          <table:table-cell table:style-name="t10.D3" office:value-type="string">
            <text:p text:style-name="P8">$10-10</text:p>
          </table:table-cell>
          <table:table-cell table:style-name="t10.D3" office:value-type="string">
            <text:p text:style-name="P8">$10-20</text:p>
          </table:table-cell>
          <table:table-cell table:style-name="t10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8">$10-31</text:p>
          </table:table-cell>
          <table:table-cell table:style-name="t10.D3" office:value-type="string">
            <text:p text:style-name="P8">$10-41</text:p>
          </table:table-cell>
          <table:table-cell table:style-name="t10.D3" office:value-type="string">
            <text:p text:style-name="P8">$10-51</text:p>
          </table:table-cell>
          <table:table-cell table:style-name="t10.D3" office:value-type="string">
            <text:p text:style-name="P8">$10-61</text:p>
          </table:table-cell>
          <table:table-cell table:style-name="t10.D3" office:value-type="string">
            <text:p text:style-name="P8">$10-71</text:p>
          </table:table-cell>
          <table:table-cell table:style-name="t10.D3" office:value-type="string">
            <text:p text:style-name="P8">$10-81</text:p>
          </table:table-cell>
          <table:table-cell table:style-name="t10.D3" office:value-type="string">
            <text:p text:style-name="P8">$10-01</text:p>
          </table:table-cell>
          <table:table-cell table:style-name="t10.D3" office:value-type="string">
            <text:p text:style-name="P8">$10-11</text:p>
          </table:table-cell>
          <table:table-cell table:style-name="t10.D3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8">$10-32</text:p>
          </table:table-cell>
          <table:table-cell table:style-name="t10.D3" office:value-type="string">
            <text:p text:style-name="P8">$10-42</text:p>
          </table:table-cell>
          <table:table-cell table:style-name="t10.D3" office:value-type="string">
            <text:p text:style-name="P8">$10-52</text:p>
          </table:table-cell>
          <table:table-cell table:style-name="t10.D3" office:value-type="string">
            <text:p text:style-name="P8">$10-62</text:p>
          </table:table-cell>
          <table:table-cell table:style-name="t10.D3" office:value-type="string">
            <text:p text:style-name="P8">$10-72</text:p>
          </table:table-cell>
          <table:table-cell table:style-name="t10.D3" office:value-type="string">
            <text:p text:style-name="P8">$10-82</text:p>
          </table:table-cell>
          <table:table-cell table:style-name="t10.D3" office:value-type="string">
            <text:p text:style-name="P8">$10-02</text:p>
          </table:table-cell>
          <table:table-cell table:style-name="t10.D3" office:value-type="string">
            <text:p text:style-name="P8">$10-12</text:p>
          </table:table-cell>
          <table:table-cell table:style-name="t10.D3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70 мк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4:52:10.74</dc:date>
    <meta:editing-duration>P3DT2H48M18S</meta:editing-duration>
    <meta:editing-cycles>326</meta:editing-cycles>
    <meta:generator>OpenOffice/4.1.6$Win32 OpenOffice.org_project/416m1$Build-9790</meta:generator>
    <meta:document-statistic meta:table-count="11" meta:image-count="0" meta:object-count="0" meta:page-count="5" meta:paragraph-count="603" meta:word-count="1158" meta:character-count="7938"/>
  </office:meta>
</office:document-meta>
</file>